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wrap-option="no-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10pt"/>
    </style:style>
    <style:style style:name="P2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 svg:width="1.258cm" svg:height="0.646cm">
          <dc:creator>Tibor Nagy</dc:creator>
          <meta:creator-initials>NT</meta:creator-initials>
          <dc:date>2024-09-18T09:01:24</dc:date>
          <text:p>Hello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Tibor Nagy</meta:initial-creator>
    <meta:creation-date>2024-09-18T09:00:40.512000000</meta:creation-date>
    <dc:date>2024-09-18T09:02:20.326000000</dc:date>
    <dc:creator>Tibor Nagy</dc:creator>
    <meta:editing-duration>PT1M42S</meta:editing-duration>
    <meta:editing-cycles>1</meta:editing-cycles>
    <meta:generator>LibreOfficeDev/25.2.0.0.alpha0$Windows_X86_64 LibreOffice_project/0419b8c8f9803e23cdd940107d1b78d641f7767c</meta:generator>
    <meta:document-statistic meta:object-count="24"/>
  </office:meta>
</office:document-meta>
</file>